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margin-top="0in" fo:margin-bottom="0.1965in" loext:contextual-spacing="false"/>
      <style:text-properties fo:font-size="13pt" fo:letter-spacing="0.0972in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黎明 - 愛比我重要</text:p>
      <text:p text:style-name="P2">誰令做夢亦能笑著臉回味</text:p>
      <text:p text:style-name="P2">誰令寂寞亦能找得到理由歡喜</text:p>
      <text:p text:style-name="P2">誰若吻過你也拒絕別離</text:p>
      <text:p text:style-name="P2">連我也對我在妒忌</text:p>
      <text:p text:style-name="P2">怎可能有你 竟可能一起</text:p>
      <text:p text:style-name="P2">誰令絕望亦能找得到理想</text:p>
      <text:p text:style-name="P2">誰令樂極忘形都想找個人分享</text:p>
      <text:p text:style-name="P2">無論去到哪裡你若在場</text:p>
      <text:p text:style-name="P2">全個世界都是善良</text:p>
      <text:p text:style-name="P2">竟可忘記了 如何受傷</text:p>
      <text:p text:style-name="P2">待我好 原來愛你比我重要</text:p>
      <text:p text:style-name="P2">陪著你 才能叫我生命炫耀</text:p>
      <text:p text:style-name="P2">誰幸運 找到你便知道</text:p>
      <text:p text:style-name="P2">愛會燃燒 停止呼吸</text:p>
      <text:p text:style-name="P2">心 想到你都可以跳</text:p>
      <text:p text:style-name="P2">你出現 比我哪日出世還重要</text:p>
      <text:p text:style-name="P2">從此呼吸 多少次數 便愛多少</text:p>
      <text:p text:style-name="P2">你出現 比我哪日出世還重要</text:p>
      <text:p text:style-name="P2">停止呼吸 心想到你 都可以跳</text:p>
      <text:p text:style-name="P2">你 最喜歡我笑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462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9:04:57.201242955</meta:creation-date>
    <dc:date>2018-02-08T19:07:56.274538927</dc:date>
    <meta:editing-duration>PT3M</meta:editing-duration>
    <meta:editing-cycles>1</meta:editing-cycles>
    <meta:document-statistic meta:table-count="0" meta:image-count="0" meta:object-count="0" meta:page-count="1" meta:paragraph-count="21" meta:word-count="212" meta:character-count="228" meta:non-whitespace-character-count="212"/>
    <meta:generator>LibreOffice/5.4.2.2$Linux_X86_64 LibreOffice_project/40m0$Build-2</meta:generator>
  </office:meta>
</office:document-meta>
</file>